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fo:font-style="normal" officeooo:rsid="002246f7" officeooo:paragraph-rsid="002246f7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Arial1" fo:font-size="26pt" style:text-underline-style="none" fo:font-weight="bold" officeooo:rsid="001e98b1" officeooo:paragraph-rsid="001e98b1" style:font-size-asian="26pt" style:font-weight-asian="bold" style:font-size-complex="26pt" style:font-weight-complex="bold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officeooo:rsid="001dc54f"/>
    </style:style>
    <style:style style:name="T18" style:family="text">
      <style:text-properties style:font-name="Verdana1" fo:font-size="16pt" fo:language="pt" fo:country="BR" style:font-size-asian="16pt"/>
    </style:style>
    <style:style style:name="T19" style:family="text">
      <style:text-properties style:font-name="Verdana1" fo:font-size="16pt" fo:language="pt" fo:country="BR" style:text-underline-style="none" officeooo:rsid="001dc54f" style:font-size-asian="16pt"/>
    </style:style>
    <style:style style:name="T20" style:family="text">
      <style:text-properties style:font-name="Highman Trial" fo:font-size="16pt" fo:language="pt" fo:country="BR" style:text-underline-style="none" officeooo:rsid="001dc54f" style:font-size-asian="16pt"/>
    </style:style>
    <style:style style:name="T21" style:family="text">
      <style:text-properties style:font-name="Korean Calligraphy" fo:font-size="16pt" fo:language="pt" fo:country="BR" style:text-underline-style="none" officeooo:rsid="001dc54f" style:font-size-asian="16pt"/>
    </style:style>
    <style:style style:name="T22" style:family="text">
      <style:text-properties style:font-name="Times New Roman" fo:font-size="16pt" fo:language="pt" fo:country="BR" style:text-underline-style="none" officeooo:rsid="001dc54f" style:font-size-asian="16pt"/>
    </style:style>
    <style:style style:name="T23" style:family="text">
      <style:text-properties style:font-name="Times New Roman" fo:font-size="14pt" fo:language="pt" fo:country="BR" style:text-underline-style="none" officeooo:rsid="001dc54f" style:font-size-asian="14pt" style:font-size-complex="14pt"/>
    </style:style>
    <style:style style:name="T24" style:family="text">
      <style:text-properties style:font-name="shVerdana" fo:language="pt" fo:country="BR" style:font-size-asian="16pt"/>
    </style:style>
    <style:style style:name="T25" style:family="text">
      <style:text-properties style:font-name="Brush" fo:language="pt" fo:country="BR" style:font-size-asian="16pt"/>
    </style:style>
    <style:style style:name="T26" style:family="text">
      <style:text-properties style:font-name="Brush" fo:language="pt" fo:country="BR" fo:font-style="italic" style:font-size-asian="16pt" style:font-style-asian="italic" style:font-style-complex="italic"/>
    </style:style>
    <style:style style:name="T27" style:family="text">
      <style:text-properties style:font-name="Brush" fo:font-size="14pt" fo:language="pt" fo:country="BR" fo:font-style="italic" style:font-size-asian="14pt" style:font-style-asian="italic" style:font-size-complex="14pt" style:font-style-complex="italic"/>
    </style:style>
    <style:style style:name="T28" style:family="text">
      <style:text-properties style:font-name="Brush" fo:font-size="14pt" fo:language="pt" fo:country="BR" fo:font-style="italic" officeooo:rsid="002246f7" style:font-size-asian="14pt" style:font-style-asian="italic" style:font-size-complex="14pt" style:font-style-complex="italic"/>
    </style:style>
    <style:style style:name="T29" style:family="text">
      <style:text-properties style:font-name="Brush" fo:font-size="14pt" fo:language="pt" fo:country="B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7">Confira os sintomas da Dengue</text:span><text:span text:style-name="T16"/></text:p>
      <text:p text:style-name="P6"><text:span text:style-name="T18"><text:tab/></text:span><text:span text:style-name="T23"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3"><text:span text:style-name="T14"><text:tab/></text:span><text:span text:style-name="T27"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  <text:p text:style-name="P4"><text:span text:style-name="T29">(n tem a fonte Brush Script MT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47:56.936000000</dc:date>
    <meta:editing-duration>PT16M16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105" meta:character-count="605" meta:non-whitespace-character-count="500"/>
  </office:meta>
</office:document-meta>
</file>